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Math" svg:font-family="'Cambria Math'"/>
    <style:font-face style:name="Lohit Devanagari1" svg:font-family="'Lohit Devanagari'"/>
    <style:font-face style:name="StarSymbol" svg:font-family="StarSymbol"/>
    <style:font-face style:name="sans-serif" svg:font-family="sans-serif"/>
    <style:font-face style:name="Times New Roman1"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style:font-name="Times New Roman" fo:font-size="11pt" style:text-underline-style="none" fo:font-weight="normal" officeooo:paragraph-rsid="001a5547" style:font-size-asian="11pt" style:font-weight-asian="normal" style:font-name-complex="Times New Roman2" style:font-size-complex="11pt" style:font-weight-complex="normal"/>
    </style:style>
    <style:style style:name="P2" style:family="paragraph" style:parent-style-name="No_20_Spacing">
      <style:paragraph-properties fo:text-align="justify" style:justify-single-word="false"/>
      <style:text-properties style:font-name="Times New Roman" fo:font-weight="normal" style:font-weight-asian="normal" style:font-name-complex="Times New Roman2" style:font-weight-complex="normal"/>
    </style:style>
    <style:style style:name="P3" style:family="paragraph" style:parent-style-name="No_20_Spacing" style:list-style-name="L3">
      <style:paragraph-properties fo:text-align="justify" style:justify-single-word="false"/>
      <style:text-properties style:font-name="Times New Roman" fo:font-weight="normal" style:font-weight-asian="normal" style:font-name-complex="Times New Roman2" style:font-weight-complex="normal"/>
    </style:style>
    <style:style style:name="P4" style:family="paragraph" style:parent-style-name="No_20_Spacing" style:master-page-name="Standard">
      <style:paragraph-properties fo:margin-left="0in" fo:margin-right="0in" fo:text-align="center" style:justify-single-word="false" fo:text-indent="0in" style:auto-text-indent="true" style:page-number="auto"/>
      <style:text-properties style:font-name="Times New Roman" style:text-underline-style="solid" style:text-underline-width="auto" style:text-underline-color="font-color" fo:font-weight="bold" style:font-weight-asian="bold" style:font-name-complex="Times New Roman2"/>
    </style:style>
    <style:style style:name="P5" style:family="paragraph" style:parent-style-name="No_20_Spacing">
      <style:paragraph-properties fo:margin-left="0in" fo:margin-right="0in" fo:text-align="justify" style:justify-single-word="false" fo:text-indent="0in" style:auto-text-indent="true"/>
      <style:text-properties style:font-name="Times New Roman" style:font-name-complex="Times New Roman2"/>
    </style:style>
    <style:style style:name="P6" style:family="paragraph" style:parent-style-name="No_20_Spacing">
      <style:paragraph-properties fo:margin-left="0in" fo:margin-right="0in" fo:text-align="justify" style:justify-single-word="false" fo:text-indent="0in" style:auto-text-indent="true"/>
      <style:text-properties style:font-name="Times New Roman" fo:font-size="11pt" style:text-underline-style="none" fo:font-weight="normal" style:font-size-asian="11pt" style:font-weight-asian="normal" style:font-name-complex="Times New Roman2" style:font-size-complex="11pt" style:font-weight-complex="normal"/>
    </style:style>
    <style:style style:name="P7" style:family="paragraph" style:parent-style-name="No_20_Spacing">
      <style:paragraph-properties fo:margin-left="0in" fo:margin-right="0in" fo:text-align="justify" style:justify-single-word="false" fo:text-indent="0in" style:auto-text-indent="true"/>
      <style:text-properties style:font-name="Times New Roman" fo:font-size="11pt" style:text-underline-style="none" fo:font-weight="normal" officeooo:paragraph-rsid="0015c0f1" style:font-size-asian="11pt" style:font-weight-asian="normal" style:font-name-complex="Times New Roman2" style:font-size-complex="11pt" style:font-weight-complex="normal"/>
    </style:style>
    <style:style style:name="P8" style:family="paragraph" style:parent-style-name="No_20_Spacing">
      <style:paragraph-properties fo:margin-left="0in" fo:margin-right="0in" fo:text-align="justify" style:justify-single-word="false" fo:text-indent="0in" style:auto-text-indent="true"/>
      <style:text-properties style:font-name="Times New Roman" fo:font-weight="normal" style:font-weight-asian="normal" style:font-name-complex="Times New Roman2" style:font-weight-complex="normal"/>
    </style:style>
    <style:style style:name="P9" style:family="paragraph" style:parent-style-name="No_20_Spacing">
      <style:paragraph-properties fo:margin-left="0in" fo:margin-right="0in" fo:text-align="center" style:justify-single-word="false" fo:text-indent="0in" style:auto-text-indent="true"/>
      <style:text-properties style:font-name="Times New Roman" style:text-underline-style="solid" style:text-underline-width="auto" style:text-underline-color="font-color" fo:font-weight="bold" style:font-weight-asian="bold" style:font-name-complex="Times New Roman2"/>
    </style:style>
    <style:style style:name="P10" style:family="paragraph" style:parent-style-name="No_20_Spacing">
      <style:paragraph-properties fo:margin-left="0in" fo:margin-right="0in" fo:text-align="justify" style:justify-single-word="false" fo:text-indent="0in" style:auto-text-indent="false"/>
      <style:text-properties style:font-name="Times New Roman" fo:font-weight="bold" style:font-weight-asian="bold" style:font-name-complex="Times New Roman2"/>
    </style:style>
    <style:style style:name="P11" style:family="paragraph" style:parent-style-name="No_20_Spacing">
      <style:paragraph-properties fo:margin-left="0in" fo:margin-right="0in" fo:text-align="justify" style:justify-single-word="false" fo:text-indent="0in" style:auto-text-indent="false"/>
      <style:text-properties style:font-name="Times New Roman" fo:font-size="11pt" style:text-underline-style="none" fo:font-weight="normal" officeooo:paragraph-rsid="0017c27e" style:font-size-asian="11pt" style:font-weight-asian="normal" style:font-name-complex="Times New Roman2" style:font-size-complex="11pt" style:font-weight-complex="normal"/>
    </style:style>
    <style:style style:name="P12" style:family="paragraph" style:parent-style-name="No_20_Spacing">
      <style:paragraph-properties fo:margin-left="0in" fo:margin-right="0in" fo:text-align="justify" style:justify-single-word="false" fo:text-indent="0in" style:auto-text-indent="false"/>
    </style:style>
    <style:style style:name="P13" style:family="paragraph" style:parent-style-name="No_20_Spacing">
      <style:paragraph-properties fo:margin-left="0in" fo:margin-right="0in" fo:text-align="justify" style:justify-single-word="false" fo:text-indent="0in" style:auto-text-indent="false"/>
      <style:text-properties officeooo:paragraph-rsid="0017c27e"/>
    </style:style>
    <style:style style:name="T1" style:family="text">
      <style:text-properties style:font-name="Times New Roman" style:text-underline-style="solid" style:text-underline-width="auto" style:text-underline-color="font-color" fo:font-weight="bold" style:font-weight-asian="bold" style:font-name-complex="Times New Roman2" style:font-weight-complex="bold"/>
    </style:style>
    <style:style style:name="T2" style:family="text">
      <style:text-properties style:font-name="Times New Roman" style:font-name-complex="Times New Roman2"/>
    </style:style>
    <style:style style:name="T3" style:family="text">
      <style:text-properties style:font-name="Times New Roman" fo:font-weight="bold" style:font-weight-asian="bold" style:font-name-complex="Times New Roman2"/>
    </style:style>
    <style:style style:name="T4" style:family="text">
      <style:text-properties fo:color="#000000"/>
    </style:style>
    <style:style style:name="T5" style:family="text">
      <style:text-properties fo:color="#000000" style:font-name="Times New Roman" style:text-underline-style="solid" style:text-underline-width="auto" style:text-underline-color="font-color" fo:font-weight="bold" style:font-weight-asian="bold" style:font-name-complex="Times New Roman2" style:font-weight-complex="bold"/>
    </style:style>
    <style:style style:name="T6" style:family="text">
      <style:text-properties fo:color="#000000" style:font-name="Times New Roman" fo:font-size="11pt" style:text-underline-style="none" fo:font-weight="normal" style:font-size-asian="11pt" style:font-weight-asian="normal" style:font-name-complex="Times New Roman2" style:font-size-complex="11pt"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000000" fo:font-style="italic" style:font-style-asian="italic" style:font-style-complex="italic"/>
    </style:style>
    <style:style style:name="T9" style:family="text">
      <style:text-properties fo:color="#000000" fo:font-style="italic" officeooo:rsid="0015c0f1" style:font-style-asian="italic" style:font-style-complex="italic"/>
    </style:style>
    <style:style style:name="T10" style:family="text">
      <style:text-properties fo:color="#000000" fo:font-style="italic" officeooo:rsid="00179505" style:font-style-asian="italic" style:font-style-complex="italic"/>
    </style:style>
    <style:style style:name="T11" style:family="text">
      <style:text-properties fo:color="#000000" style:font-name="Cambria Math" officeooo:rsid="0015c0f1" style:font-name-asian="Cambria Math" style:font-name-complex="Cambria Math"/>
    </style:style>
    <style:style style:name="T12" style:family="text">
      <style:text-properties fo:color="#000000" style:font-name="Cambria Math" officeooo:rsid="0015c0f1"/>
    </style:style>
    <style:style style:name="T13" style:family="text">
      <style:text-properties fo:color="#000000" style:font-name="Cambria Math" officeooo:rsid="00179505"/>
    </style:style>
    <style:style style:name="T14" style:family="text">
      <style:text-properties fo:color="#000000" fo:font-weight="bold" style:font-weight-asian="bold" style:font-weight-complex="bold"/>
    </style:style>
    <style:style style:name="T15" style:family="text">
      <style:text-properties fo:color="#000000" fo:font-weight="bold" officeooo:rsid="00179505" style:font-weight-asian="bold" style:font-weight-complex="bold"/>
    </style:style>
    <style:style style:name="T16" style:family="text">
      <style:text-properties fo:color="#000000" style:font-name="Times New Roman1" officeooo:rsid="0015c0f1"/>
    </style:style>
    <style:style style:name="T17" style:family="text">
      <style:text-properties fo:color="#000000" style:font-name="Times New Roman1" officeooo:rsid="00179505"/>
    </style:style>
    <style:style style:name="T18" style:family="text">
      <style:text-properties fo:color="#000000" style:text-position="super 58%"/>
    </style:style>
    <style:style style:name="T19" style:family="text">
      <style:text-properties fo:color="#000000" officeooo:rsid="00179505"/>
    </style:style>
    <style:style style:name="T20" style:family="text">
      <style:text-properties fo:color="#000000" fo:font-size="11pt" style:text-underline-style="none" fo:font-weight="normal" style:font-size-asian="11pt" style:font-weight-asian="normal" style:font-size-complex="11pt" style:font-weight-complex="normal"/>
    </style:style>
    <style:style style:name="T21" style:family="text">
      <style:text-properties fo:color="#000000" style:font-name="sans-serif" fo:font-size="11.25pt" style:text-underline-style="solid" style:text-underline-width="auto" style:text-underline-color="font-color" fo:font-weight="bold" style:font-weight-asian="bold" style:font-name-complex="Times New Roman2" style:font-weight-complex="bold"/>
    </style:style>
    <style:style style:name="T22" style:family="text">
      <style:text-properties fo:color="#000000" fo:font-size="11.25pt" style:text-underline-style="solid" style:text-underline-width="auto" style:text-underline-color="font-color"/>
    </style:style>
    <style:style style:name="T23" style:family="text">
      <style:text-properties fo:color="#000000" officeooo:rsid="0017c27e"/>
    </style:style>
    <style:style style:name="T24" style:family="text">
      <style:text-properties style:font-name="Cambria Math" style:text-underline-style="none" fo:font-weight="normal" officeooo:rsid="0015c0f1" style:font-name-asian="Cambria Math" style:font-weight-asian="normal" style:font-name-complex="Cambria Math" style:font-weight-complex="normal"/>
    </style:style>
    <style:style style:name="T25" style:family="text">
      <style:text-properties style:text-underline-style="none"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officeooo:rsid="0017c2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duate Research Plan Statement</text:p>
      <text:p text:style-name="P9"/>
      <text:p text:style-name="P5"><text:span text:style-name="T25">A central problem in the study of exoplanet atmospheres is how to treat radiation in optically thick environments, where light is scattered much more readily than it is transmitted. This project will find and test analytic solutions of the radiative transfer equation for resonant scattering of Lyman-alpha (Ly</text:span><text:span text:style-name="T24">⍺</text:span><text:span text:style-name="T25">) photons by dense gases. I propose a detailed comparison of analytic solutions to the transfer equation with Monte Carlo simulations using the supercomputer Pleiades (NASA). The results will be used to create a scheme to accelerate the Monte Carlo transfer in regions of high optical depth. The impact of this project is that it will allow rapid hydrodynamic calculations of irradiated exoplanet atmospheres.</text:span></text:p>
      <text:p text:style-name="P10">Intellectual Merit </text:p>
      <text:p text:style-name="P7"><text:span text:style-name="T4">Observations by </text:span><text:span text:style-name="T8">Hubble Space Telescope</text:span><text:span text:style-name="T4"> have found deep Ly</text:span><text:span text:style-name="T11">⍺</text:span><text:span text:style-name="T4"> transits by the exoplanets HD 209458b (Vidal-Madjar et al. 2003), HD 189733b (Lecavelier et al. 2012), and <text:s/>GJ 436b (Ehrenreich et al. 2015), indicating the presence of large exospheric clouds produced by escaping hydrogen atoms. These clouds are thought to originate as winds driven from the planets by the intense host star radiation. Radiation forces due to the large opacity in the Ly⍺ line are expected to have a large impact on the cloud's dynamics. Modeling the interplay between radiation and hydrodynamics in these atmospheric outflows is a difficult problem, as Monte Carlo simulations are inherently time-consuming and computationally expensive. In the much simpler problem of light from a central point-source escaping a sphere of uniform density, the mean number of scatterings for a single photon can reach 10</text:span><text:span text:style-name="T18">7</text:span><text:span text:style-name="T4"> or higher for large optical depths, requiring a significant time investment to calculate numerically. </text:span><text:span text:style-name="T14">This is why I have computed the frequency-dependent spectrum and escape time distribution of the emergent photons directly, saving hundreds of CPU-hours. This analytic distribution is sampled to calculate the mean intensity and flux at a fraction of the computational cost of traditional numerical methods.</text:span><text:span text:style-name="T4"> I will compare these new analytic solutions for photon escape time distributions to Monte Carlo simulations in order to establish their relative validity in the limit of large Ly⍺ line-center optical depth. In simulation zones with large optical depth, millions of steps can be replaced by one “superstep”, drawing from my tabulated distributions. Once the solution is confirmed to match the experimental results, this method will be applied to grid cells in a radiation-hydrodynamic simulation for comparison with Athena++ (Stone et al. 2019), a leading radiation magnetohydrodynamics (Rad-MHD) code. By obtaining the radiation pressure on each cell face, hydrodynamic forces can be calculated in each cell without the need to simulate comings and goings of individual photons.</text:span></text:p>
      <text:p text:style-name="P6"><text:span text:style-name="T14">Preliminary Research:</text:span><text:span text:style-name="T4"> I wrote a Monte Carlo radiative transfer code in FORTRAN that tabulates escape times and angles of photons escaping from a sphere of uniform density. From these quantities, the outgoing flux and mean intensity at the surface of the sphere are easily calculated. Separately, I wrote an analytic solver in Python that outputs the flux and mean intensity at all points within the sphere based on the radiative transfer solution. The solver operates in three main stages. First, I expand the spatial dependence of the transfer equation in terms of spherical Bessel functions, and separate the time dependence as a Fourier series. I use a set number of spatial eigenmodes </text:span><text:span text:style-name="T10">n</text:span><text:span text:style-name="T4">, photon frequencies </text:span><text:span text:style-name="T17">σ</text:span><text:span text:style-name="T4">, and oscillation frequencies </text:span><text:span text:style-name="T13">ω</text:span><text:span text:style-name="T19"> </text:span><text:span text:style-name="T4">to calculate Fourier coefficients </text:span><text:span text:style-name="T10">J</text:span><text:span text:style-name="T4">(</text:span><text:span text:style-name="T10">n</text:span><text:span text:style-name="T4">, </text:span><text:span text:style-name="T16">σ</text:span><text:span text:style-name="T4">, </text:span><text:span text:style-name="T12">ω</text:span><text:span text:style-name="T4">). Then, these Fourier coefficients are used to calculate the mean intensity J and flux H as a function of radius </text:span><text:span text:style-name="T8">r</text:span><text:span text:style-name="T4">, photon frequency </text:span><text:span text:style-name="T12">σ</text:span><text:span text:style-name="T4">, and time </text:span><text:span text:style-name="T9">t</text:span><text:span text:style-name="T4">. Finally, the flux at the surface of the sphere is evaluated to find the probability distribution of photon escape times.</text:span></text:p>
      <text:p text:style-name="P6"><text:span text:style-name="T4">Developing this solver was a key step in that it allows for direct comparison between the analytic solutions and the Monte Carlo radiation transfer results. The next steps include </text:span><text:span text:style-name="T14">widening the Monte Carlo parameter space</text:span><text:span text:style-name="T4"> over a range of optical depths and source frequencies, </text:span><text:span text:style-name="T14">calculating analytic solutions</text:span><text:span text:style-name="T4"> for a larger number of spatial eigenmodes and frequencies, and </text:span><text:span text:style-name="T15">f</text:span><text:span text:style-name="T14">itting</text:span><text:span text:style-name="T4"> the resultant escape time distributions.</text:span></text:p>
      <text:p text:style-name="P1"><text:span text:style-name="T14">Aim 1: Widening the Monte Carlo parameter space. </text:span><text:span text:style-name="T4">The Monte Carlo code has successfully produced a distribution of outgoing photons which started at line center. I seek to characterize the dependence of this distribution on the photon starting frequency. </text:span><text:span text:style-name="T14">Aim 2: Calculating analytic solutions. </text:span><text:span text:style-name="T4">The code that makes up the analytic solver must turn continuous, infinite integrals into discrete, definite sums. I will </text:span><text:soft-page-break/><text:span text:style-name="T4">compute these solutions for a variety of differential widths and maxima, to determine where (and how) the result converges. At this point, I will confirm that the solver accurately represents the analytic solution. </text:span><text:span text:style-name="T14">Aim 3: Fitting the distribution.</text:span><text:span text:style-name="T4"> To use the escape time distribution as a Monte Carlo accelerant, it must show a correctly-shaped rise and exponential falloff. I will isolate groups of photons from the Monte Carlo based on their escape frequencies, and compare the escape time distributions of these sub-populations against the analytic result.</text:span></text:p>
      <text:p text:style-name="P5"><text:span text:style-name="T20"><text:s/>These aims will quantify how well our analytic approach matches the equivalent numerical techniques, and their successful completion will form the basis for chapter 1 of my PhD thesis as a part of a broader effort to explore advanced numerical techniques in radiative transfer astrophysics. In follow-up work to be completed after my Master's defense, I will turn the results of this study into an acceleration scheme that will enable high-performance radiation hydrodynamics simulations of irradiated exoplanets. I anticipate that the method developed here may also be used in other contexts where Ly⍺ transport is important, including emission from galaxies in the early universe.</text:span></text:p>
      <text:p text:style-name="P10">Broader Impacts </text:p>
      <text:p text:style-name="P8">As a Graduate Student Researcher and Head TA of the University of Virginia Department of Astronomy, I aim to facilitate the accessibility of astronomy to younger audiences. However, in my own education in theoretical astrophysics, I found that the work lacked support for visual learners. I will address this problem by using the game development platform Unity to create an interactive Virtual Reality (VR) experience that will connect my research to the public. This VR software, made free and accessible online, will be used as an education tool at three primary levels.</text:p>
      <text:list xml:id="list1519522858" text:style-name="L3">
        <text:list-item>
          <text:p text:style-name="P3"><text:span text:style-name="T27">Elementary school level.</text:span> At the annual Star Party event hosted by “Dark Skies, Bright Kids” (DSBK), an organization at UVa dedicated to bringing astronomy outreach to under-represented groups, I will host a VR demonstration table introducing participants to the basic concept of radiation transfer, which is the foundation of my research. Two participants, acting as photons of different wavelengths, will race within the game to see who can escape from the center of the Sun first.</text:p>
        </text:list-item>
        <text:list-item>
          <text:p text:style-name="P3"><text:span text:style-name="T27">High school level.</text:span> I have been mentoring a student on an Astronomy project for the past semester, and have noticed that students at this level often see Astronomy as exciting but out of reach. In a series of outreach talks at 5 local high schools, I will introduce this VR environment as a tool to be used by educators to reduce complex topics in science to be accessible, memorable experiences like playing a video game, and provide them with references to other open source tools with the same goal. The high-school level of the VR experience also includes a lesson centered around the game <text:span text:style-name="T26">Universe Sandbox 2</text:span>, where I will introduce the students to the central concepts in exoplanet atmosphere research by demonstrating what happens when you place a planet too close to a star.</text:p>
        </text:list-item>
        <text:list-item>
          <text:p text:style-name="P3"><text:span text:style-name="T27">College and Graduate level</text:span>. Students in these groups often struggle to present their work to the public in a meaningful way. I will host a series of 3 programming workshops for undergraduates and beginning graduate students, focused on applied data visualization. The first will be centered around basic design principles that can be used in all plots and figures, while the following two will explore applied programming solutions for interactive data visualization, such as the VR experience I have outlined above.</text:p>
        </text:list-item>
      </text:list>
      <text:p text:style-name="P2">At each level, anonymous survey links will be provided to evaluate the experience, aiming to isolate common barriers to accessibility at each level and quantifying how successfully this program removes them. The DSBK event will provide insight to the experiences of under-represented groups. Additionally, follow-up discussion sessions will be hosted for college and graduate students after the last programming workshop, where they will be asked to rate the difficulty of implementing these methods into their own outreach efforts and to identify potential areas of improvement.</text:p>
      <text:p text:style-name="P12"><text:span text:style-name="T3">References</text:span></text:p>
      <text:p text:style-name="P11"><text:span text:style-name="T4">Vidal-Madjar et al. 2003, ApJ, 422, 143</text:span></text:p>
      <text:p text:style-name="P11"><text:span text:style-name="T4">Lecavelier et al. 2012, ApJ, 543, L4</text:span></text:p>
      <text:p text:style-name="P11"><text:span text:style-name="T4">Ehrenreich et al. 2015, ApJ, 522, 459</text:span></text:p>
      <text:p text:style-name="P11"><text:span text:style-name="T4">McClellan et al. 2020, ApJ, </text:span><text:span text:style-name="T8">in prep</text:span></text:p>
      <text:p text:style-name="P13"><text:span text:style-name="T6">Stone et al. 2019, ascl:191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Math" svg:font-family="'Cambria Math'"/>
    <style:font-face style:name="Lohit Devanagari1" svg:font-family="'Lohit Devanagari'"/>
    <style:font-face style:name="StarSymbol" svg:font-family="StarSymbol"/>
    <style:font-face style:name="sans-serif" svg:font-family="sans-serif"/>
    <style:font-face style:name="Times New Roman1"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print-date>2019-03-20T20:08:00</meta:print-date>
    <meta:creation-date>2020-10-21T13:01:04.675056085</meta:creation-date>
    <dc:date>2020-10-21T13:26:42.683947395</dc:date>
    <meta:editing-duration>PT25M30S</meta:editing-duration>
    <meta:generator>LibreOffice/6.0.7.3$Linux_X86_64 LibreOffice_project/00m0$Build-3</meta:generator>
    <meta:document-statistic meta:table-count="0" meta:image-count="0" meta:object-count="0" meta:page-count="2" meta:paragraph-count="20" meta:word-count="1429" meta:character-count="9110" meta:non-whitespace-character-count="77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RFP_Graduate_Research_Plan_Template" xlink:href=""/>
  </office:meta>
</office:document-meta>
</file>